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e22" officeooo:paragraph-rsid="001e6e22"/>
    </style:style>
    <style:style style:name="P2" style:family="paragraph" style:parent-style-name="Standard">
      <style:text-properties officeooo:paragraph-rsid="001e6e22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/>
      <style:text-properties officeooo:rsid="001e6e22" officeooo:paragraph-rsid="001e6e22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1e6e22"/>
    </style:style>
    <style:style style:name="T1" style:family="text">
      <style:text-properties officeooo:rsid="001e6e22"/>
    </style:style>
    <style:style style:name="T2" style:family="text">
      <style:text-properties style:text-position="33% 8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Типы переменных</text:h>
      <text:p text:style-name="Standard"><text:a xlink:type="simple" xlink:href="https://www.uchiurok.ru/blog/uroki-informatiki/9-klass/osnovy-programmirovaniya/pascal/pascal-urok-2-tipy-peremennyh.html" text:style-name="Internet_20_link" text:visited-style-name="Visited_20_Internet_20_Link">https://www.uchiurok.ru/blog/uroki-informatiki/9-klass/osnovy-programmirovaniya/pascal/pascal-urok-2-tipy-peremennyh.html</text:a></text:p>
      <text:p text:style-name="Standard"/>
      <text:p text:style-name="P2"><text:span text:style-name="T1">Задача 1.</text:span>Даны два действительных числа a и b. Получить их сумму, разность и произведение.</text:p>
      <text:p text:style-name="P2"><text:span text:style-name="T1">Задача 2.</text:span>Даны действительные числа <text:span text:style-name="Emphasis"><text:span text:style-name="Strong_20_Emphasis">x</text:span></text:span><text:span text:style-name="Emphasis"> </text:span>и <text:span text:style-name="Emphasis"><text:span text:style-name="Strong_20_Emphasis">y</text:span></text:span>. Получить</text:p>
      <text:p text:style-name="P4"><draw:frame draw:style-name="fr1" draw:name="Изображение1" text:anchor-type="as-char" svg:width="1.931cm" svg:height="1.799cm" draw:z-index="0"><draw:image xlink:href="https://uteacher.ru/img-abramov/2.jpeg" xlink:type="simple" xlink:show="embed" xlink:actuate="onLoad" loext:mime-type="image/jpeg"/></draw:frame></text:p>
      <text:p text:style-name="P6"><text:span text:style-name="T1">Задача 3. </text:span>Дана длина ребра куба. Найти объем куба и площадь его боковой поверхности.</text:p>
      <text:p text:style-name="P6"><text:span text:style-name="T1">Задача 4. </text:span>Даны два действительных положительных числа. Найти среднее арифметическое и среднее геометрическое этих чисел.</text:p>
      <text:p text:style-name="P6"><text:span text:style-name="T1">Задача 5. </text:span>Даны два действительных числа. Найти среднее арифметическое этих чисел и среднее геометрическое их модулей.</text:p>
      <text:p text:style-name="P6"><text:span text:style-name="T1">Задача 6. </text:span>Даны катеты прямоугольного треугольника. Найти его гипотенузу и площадь.</text:p>
      <text:p text:style-name="P6"><text:span text:style-name="T1">Задача 7. </text:span>Определить время падения камня на поверхность земли с высоты h </text:p>
      <text:p text:style-name="P6"><text:span text:style-name="T1">Задача 8. </text:span>Дана сторона равностороннего треугольника. Найти площадь этого треугольника.</text:p>
      <text:p text:style-name="P6"><text:span text:style-name="T1">Задача 9. </text:span>Даны действительные числа <text:span text:style-name="Strong_20_Emphasis">х</text:span>, <text:span text:style-name="Strong_20_Emphasis">у</text:span>. Не пользуясь никакими операциями, кроме умножения, сложения и вычитания, вычислить</text:p>
      <text:p text:style-name="P3">3<text:span text:style-name="Strong_20_Emphasis">x</text:span><text:span text:style-name="T2">2</text:span><text:span text:style-name="Strong_20_Emphasis">y</text:span><text:span text:style-name="T2">2</text:span> − 2 <text:span text:style-name="Strong_20_Emphasis">xy</text:span><text:span text:style-name="T2">2</text:span> − 7<text:span text:style-name="Strong_20_Emphasis">x</text:span><text:span text:style-name="T2">2</text:span><text:span text:style-name="Strong_20_Emphasis">y</text:span> − 4<text:span text:style-name="Strong_20_Emphasis">y</text:span><text:span text:style-name="T2">2</text:span> + 15<text:span text:style-name="Strong_20_Emphasis">xy</text:span> + 2<text:span text:style-name="Strong_20_Emphasis">x</text:span><text:span text:style-name="T2">2</text:span> − 3<text:span text:style-name="Strong_20_Emphasis">x</text:span> + 10<text:span text:style-name="Strong_20_Emphasis">y</text:span> + 6.</text:p>
      <text:p text:style-name="Text_20_body">Разрешается использовать не более восьми и  восьми сложений и вычитаний.</text:p>
      <text:p text:style-name="P6"><text:span text:style-name="T1">Задача 10. </text:span>Даны действительные числа <text:span text:style-name="Emphasis"><text:span text:style-name="Strong_20_Emphasis">x, y, z</text:span></text:span>. Вычислить:</text:p>
      <text:p text:style-name="Text_20_body">а)  max (<text:span text:style-name="Emphasis"><text:span text:style-name="Strong_20_Emphasis">x + y + z</text:span></text:span>, <text:span text:style-name="Emphasis"><text:span text:style-name="Strong_20_Emphasis">xyz</text:span></text:span>);<text:line-break/>б) min<text:span text:style-name="T2">2</text:span> (<text:span text:style-name="Emphasis"><text:span text:style-name="Strong_20_Emphasis">x + y + z</text:span></text:span>/2, <text:span text:style-name="Emphasis"><text:span text:style-name="Strong_20_Emphasis">xyz</text:span></text:span>) + 1.</text:p>
      <text:p text:style-name="P5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7T07:56:34.835214186</meta:creation-date>
    <dc:date>2024-04-17T08:03:41.719243378</dc:date>
    <meta:editing-duration>PT7M13S</meta:editing-duration>
    <meta:editing-cycles>1</meta:editing-cycles>
    <meta:document-statistic meta:table-count="0" meta:image-count="1" meta:object-count="0" meta:page-count="1" meta:paragraph-count="16" meta:word-count="175" meta:character-count="1201" meta:non-whitespace-character-count="1038"/>
    <meta:generator>LibreOffice/6.4.7.2$Linux_X86_64 LibreOffice_project/40$Build-2</meta:generator>
  </office:meta>
</office:document-meta>
</file>